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fo:color="#808080" style:font-name="Lato" fo:font-size="9.75pt" fo:font-weight="normal" officeooo:rsid="00191d6b" officeooo:paragraph-rsid="00184242"/>
    </style:style>
    <style:style style:name="P4" style:family="paragraph" style:parent-style-name="Standard">
      <style:text-properties officeooo:paragraph-rsid="001e9363"/>
    </style:style>
    <style:style style:name="P5" style:family="paragraph" style:parent-style-name="Standard">
      <style:text-properties officeooo:paragraph-rsid="003900f7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loext:contextual-spacing="false"/>
      <style:text-properties officeooo:rsid="00191d6b" officeooo:paragraph-rsid="00191d6b"/>
    </style:style>
    <style:style style:name="P8" style:family="paragraph" style:parent-style-name="Text_20_body">
      <style:text-properties officeooo:paragraph-rsid="001e9363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184242"/>
    </style:style>
    <style:style style:name="P10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11" style:family="paragraph" style:parent-style-name="Text_20_body">
      <style:paragraph-properties fo:margin-left="1.058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fo:font-variant="normal" fo:text-transform="none" fo:color="#333333" style:font-name="Lucida Grande" fo:font-size="9pt" fo:letter-spacing="normal" fo:font-style="normal"/>
    </style:style>
    <style:style style:name="T5" style:family="text">
      <style:text-properties fo:font-variant="normal" fo:text-transform="none" fo:color="#333333" style:font-name="Lucida Grande" fo:font-size="9pt" fo:letter-spacing="normal" fo:font-style="normal" officeooo:rsid="003900f7"/>
    </style:style>
    <style:style style:name="T6" style:family="text">
      <style:text-properties fo:font-variant="normal" fo:text-transform="none" fo:color="#333333" style:font-name="Lucida Grande" fo:font-size="9pt" fo:letter-spacing="normal" fo:font-style="normal" fo:font-weight="normal" officeooo:rsid="003900f7" style:font-weight-asian="normal" style:font-weight-complex="normal"/>
    </style:style>
    <style:style style:name="T7" style:family="text">
      <style:text-properties officeooo:rsid="0037e93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453_413504702"/><text:span text:style-name="T7">Manual Update</text:span> History<text:bookmark-end text:name="__RefHeading___Toc453_413504702"/></text:h>
          </table:table-cell>
        </table:table-row>
      </table:table>
      <text:p text:style-name="P3"/>
      <text:p text:style-name="P5"><text:span text:style-name="Strong_20_Emphasis"><text:span text:style-name="T5">Last updated at 29.06.2018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6">29.06.2018 <text:s/>- Added new chapter 3.6.1 Editors - Text Editor by tools.pdf</text:span></text:span></text:p>
      <text:p text:style-name="P4"><text:bookmark text:name="updatehistory"/><text:span text:style-name="Strong_20_Emphasis"><text:span text:style-name="T4"/></text:span></text:p>
      <text:p text:style-name="P10">24.06.2018 - Added new chapter 3.12.1 Python Console by tools.pdf</text:p>
      <text:p text:style-name="P10">11.05.2018 - Update to Bforartists 1.0.0 - Just the history pdf changed.</text:p>
      <text:p text:style-name="P10">04.05.2018 - Update to Bforartists 1.0.0 RC1</text:p>
      <text:p text:style-name="P11">Files modified:</text:p>
      <text:p text:style-name="P11">2 Interface<text:line-break/>3.1.1 - 3D View by tools - Tool Shelf<text:line-break/>3.1.2 - 3D View by tools - Header<text:line-break/>3.1.3 - 3D View by tools - Properties Sidebar<text:line-break/>3.14 Editors - Toolbar Editor<text:line-break/>3.3 Editors - UV-Image Editor<text:line-break/>20 Bforartists History</text:p>
      <text:p text:style-name="P10">23.04.2018 - Update to Bforartists 0.9.7</text:p>
      <text:p text:style-name="P11">Files modified:</text:p>
      <text:p text:style-name="P11">2.1 Bforartists Standard Keymap.odt<text:line-break/>2.2 Layouts.odt<text:line-break/>3.1.1 - 3D View by tools - Tool Shelf.odt<text:line-break/>3.1.2 - 3D View by tools - Header.odt<text:line-break/>3.1.3 - 3D View by tools - Properties Sidebar.odt<text:line-break/>3.14 Editors - Toolbar Editor.odt<text:line-break/>3.3 Editors - UV-Image Editor.odt<text:line-break/>20 Bforartists History.odt</text:p>
      <text:p text:style-name="P10">03.03.2018 - Update to Bforartists 0.9.6</text:p>
      <text:p text:style-name="P11">Files added:</text:p>
      <text:p text:style-name="P11">3.1.2 - 3D View by tools - Header.pdf<text:line-break/>Bforartists_096_Manual.pdf</text:p>
      <text:p text:style-name="P11"><text:soft-page-break/>Files removed:</text:p>
      <text:p text:style-name="P11">Bforartists_095_Manual.pdf</text:p>
      <text:p text:style-name="P11">Files modified:</text:p>
      <text:p text:style-name="P11">2.1 Bforartists Standard Keymap.pdf<text:line-break/>3.1.1 - 3D View by tools - Tool Shelf.pdf<text:line-break/>3.1.3 - 3D View by tools - Properties Sidebar.pdf<text:line-break/>3.5 Editors - Movie Clip Editor.pdf<text:line-break/>3.6 Editors - Text Editor.pdf<text:line-break/>3.9 Editors - Outliner.pdf<text:line-break/>3.14 Editors - Toolbar Editor.pdf<text:line-break/>20 Bforartists History.pdf</text:p>
      <text:p text:style-name="P10">05.12.2017 - Chapter 5.1 Modeling Meshes - Removed the hotkey hint for Inset, and changed the menu location hint.</text:p>
      <text:p text:style-name="P10">11.11.2017 - Added new chapter 3.1.2 - 3D View by tools - Properties Sidebar, fixed small issue in 3.0 Editors</text:p>
      <text:p text:style-name="P10">13.10.2017 - Fixed menu location for normals in chapter 5.1 Modeling - Meshes.pdf</text:p>
      <text:p text:style-name="P10">10.10.2017 - Removed hotkey hints for render border in chapter 10.1.1 Render - General. We don't have hotkeys for it.</text:p>
      <text:p text:style-name="P10">18.09.2017 - added the missing chapter Skin modifier in the pdf 5.7 Modeling - Modifiers.pdf, updated the Bforartists_094_Manual.pdf download</text:p>
      <text:p text:style-name="P10">15.09.2017 - The update to Bforartist 0.9.4 brings quite a few changes. The structure has changed.</text:p>
      <text:p text:style-name="P11">Files added:<text:line-break/>10.3.3 Render - Cycles Render Engine - Lamps.pdf<text:line-break/>10.3.7 Render - Cycles Render Engine - Render Features.pdf<text:line-break/>10.3.8 Render - Cycles Render Engine - Cycles Settings.pdf<text:line-break/>10.3.9 Render - Cycles Render Engine - GPU Rendering.pdf<text:line-break/>10.3.10 Render - Cycles Render Engine - Render Baking.pdf<text:line-break/>10.3.11 Render - Cycles Render Engine - Optimizing Rendering.pdf<text:line-break/>10.4 Render - Render Output.pdf<text:line-break/>10.5 Render - Post Processing.pdf<text:line-break/>10.6 Render - Freestyle.pdf<text:line-break/>10.7 Render - Workflows.pdf<text:line-break/>10.8 Render - OpenGL Render.pdf<text:line-break/>10.9 Render - Audio Rendering.pdf<text:line-break/>13.1 Advanced - Command Line.pdf<text:line-break/><text:soft-page-break/>13.2 Advanced -  Scripting &amp; Extending Bforartists.pdf<text:line-break/>13.3 Advanced - Application Templates.pdf<text:line-break/>13.4 Advanced - Working Limits.pdf</text:p>
      <text:p text:style-name="P11">Files deleted:<text:line-break/>10.3.2 Render - Cycles Render Engine - Render Settings.pdf<text:line-break/>10.3.6 Render - Cycles Render Engine - Lamp.pdf<text:line-break/>10.3.7 Render - Cycles Render Engine - Camera.pdf<text:line-break/>10.3.9 Render - Cycles Render Engine - Features.pdf<text:line-break/>10.3.10 Render - Cycles Render Engine - GPU Rendering.pdf<text:line-break/>10.3.11 Render - Cycles Render Engine - Open Shading Language OSL.pdf<text:line-break/>10.4 Render - Freestyle.pdf<text:line-break/>10.5 Render - OpenGL Render.pdf<text:line-break/>13 Scripting &amp; Extending Bforartists.pdf<text:line-break/>14 Command Line Arguments.pdf</text:p>
      <text:p text:style-name="P11">Files modified:<text:line-break/>2 Interface.pdf<text:line-break/>2.1 Bforartists Standard Keymap.pdf<text:line-break/>2.2 Layouts.pdf<text:line-break/>3.1.1 - 3D View by tools - Tool Shelf.pdf<text:line-break/>3.14 Editors - Toolbar Editor.pdf<text:line-break/>10.3.2 Render - Cycles Render Engine - Materials.pdf<text:line-break/>10.3.4 Render - Cycles Render Engine - World.pdf<text:line-break/>10.3.5 Render - Cycles Render Engine - Nodes.pdf<text:line-break/>10.3.6 Render - Cycles Render Engine - Camera.pdf<text:line-break/>10.3.11 Render - Cycles Render Engine - Optimizing Rendering.pdf<text:line-break/>13.2 Advanced -  Scripting &amp; Extending Bforartists.pdf<text:line-break/>18 pipeline.pdf<text:line-break/>20 Bforartists history</text:p>
      <text:p text:style-name="P10">20.7.2017  - Fixed the chapter 2.2 Layouts. It contained images with the old blue layout<text:line-break/>30.06.2017. Modified the chapter 3.1.1 - 3D View by tools - Tool Shelf.pdf. Deleted the chapter 10.3.12 Render - Cycles Render Engine - Render Baking.pdf as obsolete. This informations are now in the chapter 3.1.1 - 3D View by tools - Tool Shelf<text:line-break/>11.06.2017. Modified the chapter 3.1.1 - 3D View by tools - Tool Shelf.pdf<text:line-break/>03.05.2017. Added the new chapter 3.1.1 - 3D View by tools - Tool Shelf.pdf</text:p>
      <text:p text:style-name="P8"/>
      <text:list xml:id="list1761967376" text:style-name="L1"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4M28S</meta:editing-duration>
    <meta:editing-cycles>35</meta:editing-cycles>
    <meta:generator>LibreOffice/6.0.0.3$Windows_X86_64 LibreOffice_project/64a0f66915f38c6217de274f0aa8e15618924765</meta:generator>
    <dc:date>2018-06-29T11:06:39.319000000</dc:date>
    <meta:document-statistic meta:table-count="1" meta:image-count="0" meta:object-count="0" meta:page-count="3" meta:paragraph-count="31" meta:word-count="673" meta:character-count="4245" meta:non-whitespace-character-count="3599"/>
    <meta:template xlink:type="simple" xlink:actuate="onRequest" xlink:title="standard1cm" xlink:href="../../../../AppData/Roaming/LibreOffice/4/user/template/standard1cm.ott" meta:date="2016-03-28T18:47:57.125000000"/>
  </office:meta>
</office:document-meta>
</file>